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a6ebb" officeooo:paragraph-rsid="000a6ebb"/>
    </style:style>
    <style:style style:name="P2" style:family="paragraph" style:parent-style-name="Text_20_body">
      <style:text-properties officeooo:rsid="000bc98d" officeooo:paragraph-rsid="000bc98d"/>
    </style:style>
    <style:style style:name="P3" style:family="paragraph" style:parent-style-name="Text_20_body">
      <style:text-properties style:font-name="sans-serif" fo:font-size="13.5pt"/>
    </style:style>
    <style:style style:name="P4" style:family="paragraph" style:parent-style-name="Text_20_body">
      <style:text-properties style:font-name="sans-serif" fo:font-size="10.5pt"/>
    </style:style>
    <style:style style:name="P5" style:family="paragraph" style:parent-style-name="Text_20_body">
      <style:text-properties style:font-name="sans-serif" fo:font-size="10.5pt" officeooo:rsid="000aa304" officeooo:paragraph-rsid="000a6ebb"/>
    </style:style>
    <style:style style:name="P6" style:family="paragraph" style:parent-style-name="Text_20_body">
      <style:text-properties style:font-name="sans-serif" fo:font-size="10.5pt" officeooo:rsid="000bc98d" officeooo:paragraph-rsid="000bc98d"/>
    </style:style>
    <style:style style:name="T1" style:family="text">
      <style:text-properties style:font-name="sans-serif" fo:font-size="10.5pt"/>
    </style:style>
    <style:style style:name="T2" style:family="text">
      <style:text-properties style:font-name="sans-serif" fo:font-size="10.5pt" officeooo:rsid="000aa304"/>
    </style:style>
    <style:style style:name="T3" style:family="text">
      <style:text-properties style:font-name="sans-serif" fo:font-size="10.5pt" officeooo:rsid="000bc98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jercicio 2</text:h>
      <text:p text:style-name="Text_20_body"/>
      <text:p text:style-name="P3">Lanza la aplicación wireshark y renueva IP. Contesta a las siguientes cuestiones:</text:p>
      <text:p text:style-name="P4">¿Qué protocolo de la capa de transporte está implicado? ¿Cuáles son los puertos implicados?</text:p>
      <text:p text:style-name="P1"><text:span text:style-name="T1"><text:tab/>El protocolo DHCP. </text:span><text:span text:style-name="T2">Los puertos implicados son el 68 y el 67.</text:span></text:p>
      <text:p text:style-name="P5"/>
      <text:p text:style-name="P1"><text:span text:style-name="T2">¿C</text:span><text:span text:style-name="T3">uá</text:span><text:span text:style-name="T2">ntos paquetes son necesarios para una renovación IP? ¿Cómo se llaman?</text:span></text:p>
      <text:p text:style-name="P2"><text:span text:style-name="T2"><text:tab/>S</text:span><text:span text:style-name="T1">e involucran 4 paquetes. El Discover, el Offer, el Request y el ACK.</text:span></text:p>
      <text:p text:style-name="P6"/>
      <text:p text:style-name="P6">¿Cuáles son las direcciones MAC origen y destino, implicadas en las tramas Ethernet? ¿A qué equipos corresponden?</text:p>
      <text:p text:style-name="P6"><text:tab/>MAC origen: HewlettP_14:ef:6d (a0:d3:c1:14:ef:6d) Que corresponde a tu equipo.</text:p>
      <text:p text:style-name="P6"><text:tab/>MAC destino: ff:ﬀ:ff:ff:ff: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3:01:43.652368439</meta:creation-date>
    <dc:date>2019-11-22T14:19:56.219737949</dc:date>
    <meta:editing-duration>PT8M4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93" meta:character-count="609" meta:non-whitespace-character-count="521"/>
  </office:meta>
</office:document-meta>
</file>